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hat Child Is This?</text:p>
      <text:p text:style-name="P1"/>
      <text:p text:style-name="P3">What Child is this, who laid to rest,</text:p>
      <text:p text:style-name="P3">On Mary's lap is sleeping?</text:p>
      <text:p text:style-name="P3">Whom angels greet with anthem sweet,</text:p>
      <text:p text:style-name="P3">While shepherds watch are keeping.</text:p>
      <text:p text:style-name="P3"/>
      <text:p text:style-name="P3">Why lies He in such mean estate</text:p>
      <text:p text:style-name="P3">Where ox and ass are feeding?</text:p>
      <text:p text:style-name="P3">Good Christian fear, for sinners here</text:p>
      <text:p text:style-name="P3">The silent Word is pleading.</text:p>
      <text:p text:style-name="P3"/>
      <text:p text:style-name="P3">So bring Him incense, gold and myrrh</text:p>
      <text:p text:style-name="P3">Come, rich and poor to own Him,</text:p>
      <text:p text:style-name="P3">The King of kings salvation brings</text:p>
      <text:p text:style-name="P3">Let loving hearts enthrone Him.</text:p>
      <text:p text:style-name="P3"/>
      <text:p text:style-name="P5">Refrain</text:p>
      <text:p text:style-name="P5"/>
      <text:p text:style-name="P3">This, this is Christ the King,</text:p>
      <text:p text:style-name="P3">Whom shepherds guard and angels sing:</text:p>
      <text:p text:style-name="P3">Haste, haste to bring Him laud</text:p>
      <text:p text:style-name="P3">The Babe, the Son of Mary.</text:p>
      <text:p text:style-name="P3"/>
      <text:p text:style-name="P3">Composer: English Melody, before 1642</text:p>
      <text:p text:style-name="P3">Lyricist: William C. Dix (1837-1898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02T08:27:10</meta:creation-date>
    <meta:editing-duration>PT6M36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20" meta:word-count="112" meta:character-count="612"/>
    <dc:date>2018-12-02T08:33:45</dc:date>
    <dc:creator>Hank Warren</dc:creator>
    <meta:template xlink:type="simple" xlink:actuate="onRequest" xlink:title="TubaHymn" xlink:href="../../../../Library/Application%20Support/OpenOffice/4/user/template/TubaHymn.ott" meta:date="2018-12-02T08:27:10"/>
  </office:meta>
</office:document-meta>
</file>